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,Bold" svg:font-family="'Arial,Bold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9" style:family="table" style:master-page-name="Standard">
      <style:table-properties style:width="19.315cm" fo:margin-left="-0.153cm" fo:margin-top="0cm" fo:margin-bottom="0cm" style:page-number="auto" table:align="left" style:writing-mode="lr-tb"/>
    </style:style>
    <style:style style:name="Tabla9.A" style:family="table-column">
      <style:table-column-properties style:column-width="0.818cm"/>
    </style:style>
    <style:style style:name="Tabla9.B" style:family="table-column">
      <style:table-column-properties style:column-width="3.149cm"/>
    </style:style>
    <style:style style:name="Tabla9.C" style:family="table-column">
      <style:table-column-properties style:column-width="3.226cm"/>
    </style:style>
    <style:style style:name="Tabla9.D" style:family="table-column">
      <style:table-column-properties style:column-width="1.995cm"/>
    </style:style>
    <style:style style:name="Tabla9.E" style:family="table-column">
      <style:table-column-properties style:column-width="2.013cm"/>
    </style:style>
    <style:style style:name="Tabla9.F" style:family="table-column">
      <style:table-column-properties style:column-width="0.252cm"/>
    </style:style>
    <style:style style:name="Tabla9.G" style:family="table-column">
      <style:table-column-properties style:column-width="2.487cm"/>
    </style:style>
    <style:style style:name="Tabla9.H" style:family="table-column">
      <style:table-column-properties style:column-width="0.347cm"/>
    </style:style>
    <style:style style:name="Tabla9.I" style:family="table-column">
      <style:table-column-properties style:column-width="0.737cm"/>
    </style:style>
    <style:style style:name="Tabla9.J" style:family="table-column">
      <style:table-column-properties style:column-width="0.182cm"/>
    </style:style>
    <style:style style:name="Tabla9.K" style:family="table-column">
      <style:table-column-properties style:column-width="4.108cm"/>
    </style:style>
    <style:style style:name="Tabla9.1" style:family="table-row">
      <style:table-row-properties style:row-height="0.801cm" fo:keep-together="auto"/>
    </style:style>
    <style:style style:name="Tabla9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9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9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9.2" style:family="table-row">
      <style:table-row-properties style:min-row-height="1cm" fo:keep-together="auto"/>
    </style:style>
    <style:style style:name="Tabla9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9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9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9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9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9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9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9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9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9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9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9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9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9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" style:family="table">
      <style:table-properties style:width="19.39cm" fo:margin-left="-0.166cm" fo:margin-top="0cm" fo:margin-bottom="0cm" table:align="left" style:writing-mode="lr-tb"/>
    </style:style>
    <style:style style:name="Tabla2.A" style:family="table-column">
      <style:table-column-properties style:column-width="0.797cm"/>
    </style:style>
    <style:style style:name="Tabla2.B" style:family="table-column">
      <style:table-column-properties style:column-width="0.991cm"/>
    </style:style>
    <style:style style:name="Tabla2.C" style:family="table-column">
      <style:table-column-properties style:column-width="1.316cm"/>
    </style:style>
    <style:style style:name="Tabla2.D" style:family="table-column">
      <style:table-column-properties style:column-width="1.716cm"/>
    </style:style>
    <style:style style:name="Tabla2.E" style:family="table-column">
      <style:table-column-properties style:column-width="0.979cm"/>
    </style:style>
    <style:style style:name="Tabla2.F" style:family="table-column">
      <style:table-column-properties style:column-width="3.394cm"/>
    </style:style>
    <style:style style:name="Tabla2.G" style:family="table-column">
      <style:table-column-properties style:column-width="0.617cm"/>
    </style:style>
    <style:style style:name="Tabla2.H" style:family="table-column">
      <style:table-column-properties style:column-width="0.785cm"/>
    </style:style>
    <style:style style:name="Tabla2.I" style:family="table-column">
      <style:table-column-properties style:column-width="0.907cm"/>
    </style:style>
    <style:style style:name="Tabla2.J" style:family="table-column">
      <style:table-column-properties style:column-width="1.099cm"/>
    </style:style>
    <style:style style:name="Tabla2.K" style:family="table-column">
      <style:table-column-properties style:column-width="1.884cm"/>
    </style:style>
    <style:style style:name="Tabla2.L" style:family="table-column">
      <style:table-column-properties style:column-width="1.415cm"/>
    </style:style>
    <style:style style:name="Tabla2.M" style:family="table-column">
      <style:table-column-properties style:column-width="3.491cm"/>
    </style:style>
    <style:style style:name="Tabla2.1" style:family="table-row">
      <style:table-row-properties style:row-height="0.7cm" fo:keep-together="auto"/>
    </style:style>
    <style:style style:name="Tabla2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2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2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2.2" style:family="table-row">
      <style:table-row-properties style:min-row-height="0.894cm" fo:keep-together="auto"/>
    </style:style>
    <style:style style:name="Tabla2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2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2.3" style:family="table-row">
      <style:table-row-properties style:min-row-height="0.9cm" fo:keep-together="auto"/>
    </style:style>
    <style:style style:name="Tabla2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2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2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2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2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2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" style:family="table">
      <style:table-properties style:width="19.371cm" fo:margin-left="-0.203cm" fo:margin-top="0cm" fo:margin-bottom="0cm" table:align="left" style:writing-mode="lr-tb"/>
    </style:style>
    <style:style style:name="Tabla1.A" style:family="table-column">
      <style:table-column-properties style:column-width="0.797cm"/>
    </style:style>
    <style:style style:name="Tabla1.B" style:family="table-column">
      <style:table-column-properties style:column-width="7.08cm"/>
    </style:style>
    <style:style style:name="Tabla1.C" style:family="table-column">
      <style:table-column-properties style:column-width="1.812cm"/>
    </style:style>
    <style:style style:name="Tabla1.D" style:family="table-column">
      <style:table-column-properties style:column-width="1.981cm"/>
    </style:style>
    <style:style style:name="Tabla1.E" style:family="table-column">
      <style:table-column-properties style:column-width="4.205cm"/>
    </style:style>
    <style:style style:name="Tabla1.F" style:family="table-column">
      <style:table-column-properties style:column-width="3.496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d9d9d9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E1" style:family="table-cell">
      <style:table-cell-properties style:vertical-align="middle" fo:background-color="#ffffff" fo:padding-left="0.173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la1.F1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0.6cm" fo:keep-together="auto"/>
    </style:style>
    <style:style style:name="Tabla1.3" style:family="table-row">
      <style:table-row-properties style:min-row-height="0.7cm" fo:keep-together="auto"/>
    </style:style>
    <style:style style:name="Tabla1.4" style:family="table-row">
      <style:table-row-properties style:min-row-height="0.739cm" fo:keep-together="auto"/>
    </style:style>
    <style:style style:name="Tabla1.A4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4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5" style:family="table-row">
      <style:table-row-properties style:min-row-height="1.021cm" fo:keep-together="auto"/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1.6" style:family="table-row">
      <style:table-row-properties style:row-height="0.845cm" fo:keep-together="auto"/>
    </style:style>
    <style:style style:name="Tabla1.A6" style:family="table-cell">
      <style:table-cell-properties style:vertical-align="middle" fo:background-color="#bfbfbf" fo:padding-left="0.173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8pt" fo:language="es" fo:country="ES" officeooo:paragraph-rsid="0047e467" style:font-size-asian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s" fo:country="ES" officeooo:paragraph-rsid="0047e467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2" fo:font-size="6pt" officeooo:paragraph-rsid="0047e467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9d269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officeooo:paragraph-rsid="003e442c" style:font-size-asian="7.5pt" style:font-size-complex="7.5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7.5pt" officeooo:paragraph-rsid="004c01a3" style:font-size-asian="7.5pt" style:font-size-complex="7.5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fo:language="es" fo:country="ES" officeooo:paragraph-rsid="004c01a3" style:font-size-asian="7.5pt" style:font-size-complex="7.5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2" fo:font-size="11pt" fo:language="es" fo:country="ES" officeooo:paragraph-rsid="0047e467" style:font-size-asian="11pt" style:font-name-complex="TimesNewRomanPSMT" style:font-size-complex="7pt"/>
    </style:style>
    <style:style style:name="P12" style:family="paragraph" style:parent-style-name="Header">
      <style:text-properties fo:language="es" fo:country="ES"/>
    </style:style>
    <style:style style:name="P13" style:family="paragraph" style:parent-style-name="Table_20_Paragraph">
      <style:paragraph-properties fo:margin-left="0.171cm" fo:margin-right="0cm" fo:text-indent="0cm" style:auto-text-indent="false"/>
      <style:text-properties fo:font-size="8pt" officeooo:paragraph-rsid="002df478" style:font-size-asian="8pt" style:font-size-complex="8pt"/>
    </style:style>
    <style:style style:name="P14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3e442c"/>
    </style:style>
    <style:style style:name="P15" style:family="paragraph" style:parent-style-name="Table_20_Paragraph">
      <style:paragraph-properties fo:margin-left="0.171cm" fo:margin-right="0cm" fo:text-indent="0cm" style:auto-text-indent="false"/>
      <style:text-properties officeooo:paragraph-rsid="003e442c"/>
    </style:style>
    <style:style style:name="P16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4c01a3" style:font-size-asian="7.5pt" style:font-size-complex="7.5pt"/>
    </style:style>
    <style:style style:name="P17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4e0a88" style:font-size-asian="7.5pt" style:font-size-complex="7.5pt"/>
    </style:style>
    <style:style style:name="P18" style:family="paragraph" style:parent-style-name="Table_20_Paragraph">
      <style:paragraph-properties fo:margin-left="0.171cm" fo:margin-right="0cm" fo:text-indent="0cm" style:auto-text-indent="false"/>
      <style:text-properties officeooo:paragraph-rsid="004c01a3"/>
    </style:style>
    <style:style style:name="P19" style:family="paragraph" style:parent-style-name="Table_20_Paragraph">
      <style:paragraph-properties fo:margin-left="0.171cm" fo:margin-right="0cm" fo:text-indent="0cm" style:auto-text-indent="false"/>
      <style:text-properties officeooo:paragraph-rsid="004d3ae0"/>
    </style:style>
    <style:style style:name="P20" style:family="paragraph" style:parent-style-name="Table_20_Paragraph">
      <style:paragraph-properties fo:margin-left="0.171cm" fo:margin-right="0cm" fo:text-indent="0cm" style:auto-text-indent="false"/>
      <style:text-properties officeooo:paragraph-rsid="004e0a88"/>
    </style:style>
    <style:style style:name="P21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4c01a3" style:font-size-asian="7.5pt" style:font-size-complex="7.5pt"/>
    </style:style>
    <style:style style:name="P22" style:family="paragraph" style:parent-style-name="Table_20_Paragraph">
      <style:paragraph-properties fo:margin-left="0.171cm" fo:margin-right="0cm" fo:margin-top="0cm" fo:margin-bottom="0.138cm" loext:contextual-spacing="false" fo:text-indent="0cm" style:auto-text-indent="false" style:writing-mode="lr-tb"/>
      <style:text-properties fo:font-size="8pt" officeooo:paragraph-rsid="005649dc" style:font-size-asian="8pt" style:font-size-complex="8pt"/>
    </style:style>
    <style:style style:name="P23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officeooo:paragraph-rsid="0047e467" style:font-weight-asian="bold"/>
    </style:style>
    <style:style style:name="P24" style:family="paragraph" style:parent-style-name="Standard">
      <style:paragraph-properties fo:margin-left="0.169cm" fo:margin-right="0cm" fo:margin-top="0cm" fo:margin-bottom="0cm" loext:contextual-spacing="false" fo:text-align="end" style:justify-single-word="false" fo:text-indent="0cm" style:auto-text-indent="false"/>
      <style:text-properties fo:color="#800000" style:font-name="Arial2" fo:font-size="14pt" fo:letter-spacing="normal" fo:language="es" fo:country="ES" fo:font-weight="bold" officeooo:rsid="0011c667" officeooo:paragraph-rsid="0047e467" style:font-size-asian="14pt" style:font-weight-asian="bold" style:font-size-complex="14pt"/>
    </style:style>
    <style:style style:name="P25" style:family="paragraph" style:parent-style-name="Table_20_Paragraph">
      <style:paragraph-properties fo:margin-top="0cm" fo:margin-bottom="0.138cm" loext:contextual-spacing="false" style:writing-mode="lr-tb"/>
      <style:text-properties fo:font-size="8pt" fo:letter-spacing="normal" fo:language="es" fo:country="ES" officeooo:paragraph-rsid="005649dc" style:font-size-asian="8pt" style:font-size-complex="8pt"/>
    </style:style>
    <style:style style:name="P26" style:family="paragraph" style:parent-style-name="Table_20_Paragraph">
      <style:paragraph-properties fo:margin-left="0.75cm" fo:margin-right="0cm" fo:margin-top="0cm" fo:margin-bottom="0.138cm" loext:contextual-spacing="false" fo:text-indent="0cm" style:auto-text-indent="false" style:writing-mode="lr-tb"/>
      <style:text-properties fo:font-size="8pt" fo:letter-spacing="normal" officeooo:paragraph-rsid="005649dc" style:font-size-asian="8pt" style:font-size-complex="8pt"/>
    </style:style>
    <style:style style:name="P27" style:family="paragraph" style:parent-style-name="Table_20_Paragraph">
      <style:paragraph-properties fo:margin-left="0.75cm" fo:margin-right="0cm" fo:margin-top="0cm" fo:margin-bottom="0.138cm" loext:contextual-spacing="false" fo:text-indent="0cm" style:auto-text-indent="false" style:writing-mode="lr-tb"/>
      <style:text-properties fo:font-size="8pt" fo:letter-spacing="normal" fo:language="es" fo:country="ES" officeooo:paragraph-rsid="008d4080" style:font-size-asian="8pt" style:font-size-complex="8pt"/>
    </style:style>
    <style:style style:name="P28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fo:font-size="8pt" fo:language="es" fo:country="ES" officeooo:paragraph-rsid="0047e467" style:font-size-asian="8pt" style:font-name-complex="Arial3" style:font-size-complex="8pt"/>
    </style:style>
    <style:style style:name="P29" style:family="paragraph" style:parent-style-name="Table_20_Paragraph">
      <style:paragraph-properties fo:text-align="center" style:justify-single-word="false"/>
      <style:text-properties style:font-name="Garamond" fo:font-size="18pt" fo:language="es" fo:country="ES" fo:font-weight="bold" officeooo:paragraph-rsid="0047e467" style:font-size-asian="18pt" style:font-weight-asian="bold"/>
    </style:style>
    <style:style style:name="P30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3e442c" style:font-size-asian="18pt" style:font-weight-asian="bold"/>
    </style:style>
    <style:style style:name="P31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4c01a3" style:font-size-asian="18pt" style:font-weight-asian="bold"/>
    </style:style>
    <style:style style:name="P32" style:family="paragraph" style:parent-style-name="Table_20_Paragraph">
      <style:paragraph-properties fo:margin-left="0.166cm" fo:margin-right="0cm" fo:text-indent="0cm" style:auto-text-indent="false"/>
      <style:text-properties officeooo:paragraph-rsid="003e442c"/>
    </style:style>
    <style:style style:name="P33" style:family="paragraph" style:parent-style-name="Table_20_Paragraph">
      <style:paragraph-properties fo:margin-left="0.166cm" fo:margin-right="0cm" fo:text-indent="0cm" style:auto-text-indent="false"/>
      <style:text-properties officeooo:paragraph-rsid="004c01a3"/>
    </style:style>
    <style:style style:name="P34" style:family="paragraph" style:parent-style-name="Table_20_Paragraph">
      <style:paragraph-properties fo:margin-left="0.166cm" fo:margin-right="0cm" fo:text-indent="0cm" style:auto-text-indent="false"/>
      <style:text-properties officeooo:paragraph-rsid="004d3ae0"/>
    </style:style>
    <style:style style:name="P35" style:family="paragraph" style:parent-style-name="Table_20_Paragraph">
      <style:paragraph-properties fo:margin-left="0.166cm" fo:margin-right="0cm" fo:text-indent="0cm" style:auto-text-indent="false"/>
      <style:text-properties officeooo:paragraph-rsid="004e0a88"/>
    </style:style>
    <style:style style:name="P36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4d3ae0" style:font-size-asian="7.5pt" style:font-size-complex="7.5pt"/>
    </style:style>
    <style:style style:name="P37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4e0a88" style:font-size-asian="7.5pt" style:font-size-complex="7.5pt"/>
    </style:style>
    <style:style style:name="P38" style:family="paragraph" style:parent-style-name="Standard">
      <style:paragraph-properties fo:margin-left="0.166cm" fo:margin-right="0cm" fo:margin-top="0cm" fo:margin-bottom="0.139cm" loext:contextual-spacing="false" fo:line-height="100%" fo:text-align="start" style:justify-single-word="false" fo:text-indent="0cm" style:auto-text-indent="false"/>
      <style:text-properties fo:color="#800000" style:font-name="Arial2" fo:font-size="8pt" fo:letter-spacing="normal" fo:language="es" fo:country="ES" fo:font-weight="bold" officeooo:paragraph-rsid="00508470" style:font-size-asian="8pt" style:font-weight-asian="bold" style:font-size-complex="8pt"/>
    </style:style>
    <style:style style:name="P39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8pt" fo:letter-spacing="normal" fo:language="es" fo:country="ES" fo:font-weight="bold" officeooo:paragraph-rsid="00508470" style:font-size-asian="8pt" style:font-weight-asian="bold" style:font-size-complex="8pt" style:font-weight-complex="bold"/>
    </style:style>
    <style:style style:name="P40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6pt" fo:letter-spacing="normal" fo:language="es" fo:country="ES" fo:font-weight="bold" officeooo:rsid="0048957e" officeooo:paragraph-rsid="00508470" style:font-size-asian="6pt" style:font-weight-asian="bold" style:font-size-complex="6pt" style:font-weight-complex="bold"/>
    </style:style>
    <style:style style:name="P41" style:family="paragraph" style:parent-style-name="Table_20_Paragraph">
      <style:paragraph-properties fo:margin-left="0.166cm" fo:margin-right="0.242cm" fo:text-align="justify" style:justify-single-word="false" fo:text-indent="0cm" style:auto-text-indent="false"/>
      <style:text-properties fo:language="es" fo:country="ES" officeooo:paragraph-rsid="0047e467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800000" style:font-name="Arial2" fo:font-size="28pt" fo:letter-spacing="normal" fo:language="es" fo:country="ES" fo:font-weight="bold" officeooo:paragraph-rsid="0047e467" style:font-size-asian="28pt" style:font-weight-asian="bold" style:font-size-complex="28pt"/>
    </style:style>
    <style:style style:name="P43" style:family="paragraph" style:parent-style-name="Table_20_Paragraph">
      <style:paragraph-properties fo:margin-left="0cm" fo:margin-right="0cm" fo:text-indent="0cm" style:auto-text-indent="false"/>
      <style:text-properties officeooo:paragraph-rsid="00523fcc"/>
    </style:style>
    <style:style style:name="P44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543a4c"/>
    </style:style>
    <style:style style:name="P45" style:family="paragraph" style:parent-style-name="Standard">
      <style:paragraph-properties fo:margin-left="0.259cm" fo:margin-right="0cm" fo:margin-top="0cm" fo:margin-bottom="0cm" loext:contextual-spacing="false" fo:orphans="0" fo:widows="0" fo:text-indent="0cm" style:auto-text-indent="false"/>
      <style:text-properties fo:font-size="8pt" officeooo:paragraph-rsid="002df478" style:font-size-asian="8pt" style:font-size-complex="8pt"/>
    </style:style>
    <style:style style:name="P46" style:family="paragraph" style:parent-style-name="Table_20_Paragraph">
      <style:paragraph-properties fo:margin-top="0.199cm" fo:margin-bottom="0.139cm" loext:contextual-spacing="false" fo:line-height="100%"/>
      <style:text-properties fo:font-size="8pt" fo:language="es" fo:country="ES" officeooo:paragraph-rsid="0047e467" style:font-size-asian="8pt" style:font-size-complex="8pt"/>
    </style:style>
    <style:style style:name="P47" style:family="paragraph" style:parent-style-name="Table_20_Paragraph">
      <style:paragraph-properties fo:margin-top="0.199cm" fo:margin-bottom="0.139cm" loext:contextual-spacing="false"/>
      <style:text-properties fo:font-size="8pt" fo:language="es" fo:country="ES" officeooo:paragraph-rsid="0047e467" style:font-size-asian="8pt" style:font-size-complex="8pt"/>
    </style:style>
    <style:style style:name="P48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 fo:font-weight="normal"/>
    </style:style>
    <style:style style:name="P49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0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normal" fo:background-color="transparent"/>
    </style:style>
    <style:style style:name="P51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bold" fo:background-color="transparent"/>
    </style:style>
    <style:style style:name="P52" style:family="paragraph">
      <loext:graphic-properties draw:fill="none" draw:fill-color="#ffffff"/>
    </style:style>
    <style:style style:name="P5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4" style:family="paragraph">
      <style:paragraph-properties fo:text-align="center"/>
      <style:text-properties fo:font-variant="normal" fo:text-transform="none" style:text-line-through-style="none" style:text-line-through-type="none" style:font-name="Arial1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T3" style:family="text">
      <style:text-properties style:font-name="Times New Roman" fo:font-size="24pt" fo:font-weight="bold" style:font-size-asian="24pt" style:font-weight-asian="bold" style:font-size-complex="24pt"/>
    </style:style>
    <style:style style:name="T4" style:family="text">
      <style:text-properties style:font-name="Arial2" fo:font-size="20pt" fo:letter-spacing="normal" fo:font-weight="bold" style:font-size-asian="20pt" style:font-weight-asian="bold" style:font-size-complex="20pt"/>
    </style:style>
    <style:style style:name="T5" style:family="text">
      <style:text-properties style:font-name="Arial2" fo:font-size="20pt" fo:letter-spacing="normal" fo:font-weight="bold" officeooo:rsid="00617201" style:font-size-asian="20pt" style:font-weight-asian="bold" style:font-size-complex="20pt"/>
    </style:style>
    <style:style style:name="T6" style:family="text">
      <style:text-properties style:font-name="Arial2" fo:font-size="20pt" fo:font-weight="bold" style:font-size-asian="20pt" style:font-weight-asian="bold" style:font-size-complex="20pt"/>
    </style:style>
    <style:style style:name="T7" style:family="text">
      <style:text-properties style:font-name="Arial2" fo:font-size="20pt" fo:font-weight="bold" officeooo:rsid="00617201" style:font-size-asian="20pt" style:font-weight-asian="bold" style:font-size-complex="20pt"/>
    </style:style>
    <style:style style:name="T8" style:family="text">
      <style:text-properties fo:color="#800000" style:font-name="Arial2" fo:font-size="28pt" fo:letter-spacing="normal" fo:font-weight="bold" style:font-size-asian="28pt" style:font-weight-asian="bold" style:font-size-complex="28pt"/>
    </style:style>
    <style:style style:name="T9" style:family="text">
      <style:text-properties fo:color="#800000" style:font-name="Arial2" fo:font-size="28pt" fo:letter-spacing="normal" fo:font-weight="bold" officeooo:rsid="005649dc" style:font-size-asian="28pt" style:font-weight-asian="bold" style:font-size-complex="28pt"/>
    </style:style>
    <style:style style:name="T10" style:family="text">
      <style:text-properties fo:color="#800000" style:font-name="Arial2" fo:font-size="28pt" fo:letter-spacing="normal" fo:font-weight="bold" officeooo:rsid="003e442c" style:font-size-asian="28pt" style:font-weight-asian="bold" style:font-size-complex="28pt"/>
    </style:style>
    <style:style style:name="T11" style:family="text">
      <style:text-properties fo:color="#800000" style:font-name="Arial2" fo:font-size="6pt" fo:letter-spacing="normal" fo:font-weight="bold" style:font-size-asian="6pt" style:font-weight-asian="bold" style:font-size-complex="6pt"/>
    </style:style>
    <style:style style:name="T12" style:family="text">
      <style:text-properties style:text-position="13% 100%" fo:font-size="7.5pt" style:font-size-asian="7.5pt" style:font-size-complex="7.5pt" style:text-scale="115%"/>
    </style:style>
    <style:style style:name="T13" style:family="text">
      <style:text-properties style:text-position="13% 100%" fo:font-size="7.5pt" style:font-size-asian="7.5pt" style:font-name-complex="Calibri1" style:font-size-complex="7.5pt" style:text-scale="105%"/>
    </style:style>
    <style:style style:name="T14" style:family="text">
      <style:text-properties style:text-position="13% 100%" fo:font-size="7.5pt" fo:language="es" fo:country="ES" style:font-size-asian="7.5pt" style:font-name-complex="Calibri1" style:font-size-complex="7.5pt" style:text-scale="105%"/>
    </style:style>
    <style:style style:name="T15" style:family="text">
      <style:text-properties style:text-position="13% 100%" fo:letter-spacing="normal" style:text-scale="105%"/>
    </style:style>
    <style:style style:name="T16" style:family="text">
      <style:text-properties style:text-position="13% 100%" fo:letter-spacing="normal" style:text-scale="115%"/>
    </style:style>
    <style:style style:name="T17" style:family="text">
      <style:text-properties style:text-position="13% 100%" fo:letter-spacing="normal" fo:language="es" fo:country="ES" fo:font-weight="bold" style:font-weight-asian="bold"/>
    </style:style>
    <style:style style:name="T18" style:family="text">
      <style:text-properties style:text-position="13% 100%" fo:letter-spacing="normal" fo:language="es" fo:country="ES" style:text-scale="105%"/>
    </style:style>
    <style:style style:name="T19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20" style:family="text">
      <style:text-properties style:text-position="13% 100%" fo:font-size="8pt" fo:letter-spacing="normal" fo:language="es" fo:country="ES" style:font-size-asian="8pt" style:font-name-complex="Calibri1" style:font-size-complex="8pt" style:text-scale="105%"/>
    </style:style>
    <style:style style:name="T21" style:family="text">
      <style:text-properties fo:font-size="6pt" fo:font-style="italic" style:font-size-asian="6pt" style:font-style-asian="italic" style:font-name-complex="Arial3" style:font-size-complex="6pt"/>
    </style:style>
    <style:style style:name="T22" style:family="text">
      <style:text-properties fo:font-size="6pt" officeooo:rsid="0011c667" style:font-size-asian="6pt" style:font-size-complex="6pt"/>
    </style:style>
    <style:style style:name="T23" style:family="text">
      <style:text-properties fo:font-size="6pt" officeooo:rsid="0048957e" style:font-size-asian="6pt" style:font-size-complex="6pt"/>
    </style:style>
    <style:style style:name="T24" style:family="text">
      <style:text-properties fo:font-size="14pt" officeooo:rsid="0011c667" style:font-size-asian="14pt" style:font-size-complex="14pt"/>
    </style:style>
    <style:style style:name="T25" style:family="text">
      <style:text-properties fo:letter-spacing="normal"/>
    </style:style>
    <style:style style:name="T26" style:family="text">
      <style:text-properties fo:letter-spacing="normal" fo:font-weight="bold" style:font-weight-asian="bold" style:font-name-complex="Arial,Bold" style:font-weight-complex="bold"/>
    </style:style>
    <style:style style:name="T27" style:family="text">
      <style:text-properties fo:letter-spacing="normal" fo:font-weight="bold" officeooo:rsid="002c1a71" style:font-weight-asian="bold" style:font-name-complex="Arial,Bold" style:font-weight-complex="bold"/>
    </style:style>
    <style:style style:name="T28" style:family="text">
      <style:text-properties fo:letter-spacing="normal" officeooo:rsid="002c1a71"/>
    </style:style>
    <style:style style:name="T29" style:family="text">
      <style:text-properties fo:letter-spacing="normal" fo:language="es" fo:country="ES"/>
    </style:style>
    <style:style style:name="T30" style:family="text">
      <style:text-properties fo:letter-spacing="normal" fo:language="es" fo:country="ES" officeooo:rsid="002a3206"/>
    </style:style>
    <style:style style:name="T31" style:family="text">
      <style:text-properties fo:letter-spacing="normal" fo:language="es" fo:country="ES" officeooo:rsid="0022719b"/>
    </style:style>
    <style:style style:name="T32" style:family="text">
      <style:text-properties fo:letter-spacing="normal" fo:language="es" fo:country="ES" fo:font-weight="bold" officeooo:rsid="001a2c59" style:font-weight-asian="bold" style:font-name-complex="Arial,Bold" style:font-weight-complex="bold"/>
    </style:style>
    <style:style style:name="T33" style:family="text">
      <style:text-properties fo:letter-spacing="normal" fo:language="es" fo:country="ES" fo:font-weight="bold" officeooo:rsid="002c1a71" style:font-weight-asian="bold" style:font-name-complex="Arial,Bold" style:font-weight-complex="bold"/>
    </style:style>
    <style:style style:name="T34" style:family="text">
      <style:text-properties fo:letter-spacing="normal" fo:language="es" fo:country="ES" officeooo:rsid="002c8e69"/>
    </style:style>
    <style:style style:name="T35" style:family="text">
      <style:text-properties fo:letter-spacing="0.046cm" fo:font-weight="bold" style:font-weight-asian="bold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name-complex="Arial,Bold" style:font-weight-complex="bold"/>
    </style:style>
    <style:style style:name="T38" style:family="text">
      <style:text-properties fo:font-weight="bold" officeooo:rsid="002c1a71" style:font-weight-asian="bold" style:font-name-complex="Arial,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letter-spacing="0.048cm" fo:font-weight="bold" style:font-weight-asian="bold"/>
    </style:style>
    <style:style style:name="T41" style:family="text">
      <style:text-properties fo:letter-spacing="0.042cm" fo:font-weight="bold" style:font-weight-asian="bold"/>
    </style:style>
    <style:style style:name="T42" style:family="text">
      <style:text-properties fo:font-size="7.5pt" fo:letter-spacing="0.019cm" style:font-size-asian="7.5pt" style:font-size-complex="7.5pt"/>
    </style:style>
    <style:style style:name="T43" style:family="text">
      <style:text-properties fo:font-size="7.5pt" fo:letter-spacing="0.019cm" fo:language="es" fo:country="ES" style:font-size-asian="7.5pt" style:font-size-complex="7.5pt"/>
    </style:style>
    <style:style style:name="T44" style:family="text">
      <style:text-properties fo:font-size="7.5pt" style:font-size-asian="7.5pt" style:font-size-complex="7.5pt"/>
    </style:style>
    <style:style style:name="T45" style:family="text">
      <style:text-properties fo:font-size="7.5pt" fo:letter-spacing="0.026cm" style:font-size-asian="7.5pt" style:font-size-complex="7.5pt"/>
    </style:style>
    <style:style style:name="T46" style:family="text">
      <style:text-properties fo:font-size="7.5pt" fo:letter-spacing="0.026cm" fo:language="es" fo:country="ES" style:font-size-asian="7.5pt" style:font-size-complex="7.5pt"/>
    </style:style>
    <style:style style:name="T47" style:family="text">
      <style:text-properties fo:font-size="7.5pt" fo:letter-spacing="0.023cm" style:font-size-asian="7.5pt" style:font-size-complex="7.5pt"/>
    </style:style>
    <style:style style:name="T48" style:family="text">
      <style:text-properties fo:font-size="7.5pt" fo:letter-spacing="0.016cm" style:font-size-asian="7.5pt" style:font-size-complex="7.5pt"/>
    </style:style>
    <style:style style:name="T49" style:family="text">
      <style:text-properties fo:font-size="7.5pt" fo:letter-spacing="0.018cm" style:font-size-asian="7.5pt" style:font-size-complex="7.5pt"/>
    </style:style>
    <style:style style:name="T50" style:family="text">
      <style:text-properties fo:font-size="7.5pt" fo:letter-spacing="0.025cm" style:font-size-asian="7.5pt" style:font-size-complex="7.5pt"/>
    </style:style>
    <style:style style:name="T51" style:family="text">
      <style:text-properties fo:font-size="7.5pt" fo:letter-spacing="0.025cm" fo:language="es" fo:country="ES" style:font-size-asian="7.5pt" style:font-size-complex="7.5pt"/>
    </style:style>
    <style:style style:name="T52" style:family="text">
      <style:text-properties fo:font-size="7.5pt" fo:language="es" fo:country="ES" style:font-size-asian="7.5pt" style:font-size-complex="7.5pt"/>
    </style:style>
    <style:style style:name="T53" style:family="text">
      <style:text-properties fo:font-size="7.5pt" fo:language="es" fo:country="ES" style:font-size-asian="7.5pt" style:font-size-complex="7.5pt" style:text-scale="105%"/>
    </style:style>
    <style:style style:name="T54" style:family="text">
      <style:text-properties fo:font-size="7.5pt" fo:language="es" fo:country="ES" officeooo:rsid="00523fcc" style:font-size-asian="7.5pt" style:font-size-complex="7.5pt" style:text-scale="105%"/>
    </style:style>
    <style:style style:name="T55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56" style:family="text">
      <style:text-properties fo:letter-spacing="0.028cm" fo:language="es" fo:country="ES" fo:font-weight="bold" style:font-weight-asian="bold"/>
    </style:style>
    <style:style style:name="T57" style:family="text">
      <style:text-properties fo:letter-spacing="0.026cm" fo:language="es" fo:country="ES" fo:font-weight="bold" style:font-weight-asian="bold"/>
    </style:style>
    <style:style style:name="T58" style:family="text">
      <style:text-properties fo:letter-spacing="0.026cm" fo:language="es" fo:country="ES" fo:font-weight="bold" officeooo:rsid="00070cad" style:font-weight-asian="bold"/>
    </style:style>
    <style:style style:name="T59" style:family="text">
      <style:text-properties fo:font-size="7pt" fo:letter-spacing="0.005cm" fo:font-style="italic" style:font-size-asian="7pt" style:font-style-asian="italic" style:font-size-complex="7pt"/>
    </style:style>
    <style:style style:name="T60" style:family="text">
      <style:text-properties fo:font-size="7pt" fo:letter-spacing="0.035cm" fo:font-style="italic" style:font-size-asian="7pt" style:font-style-asian="italic" style:font-size-complex="7pt"/>
    </style:style>
    <style:style style:name="T61" style:family="text">
      <style:text-properties fo:font-size="7pt" fo:letter-spacing="0.037cm" fo:font-style="italic" style:font-size-asian="7pt" style:font-style-asian="italic" style:font-size-complex="7pt"/>
    </style:style>
    <style:style style:name="T62" style:family="text">
      <style:text-properties fo:font-size="7pt" fo:letter-spacing="0.046cm" fo:font-style="italic" style:font-size-asian="7pt" style:font-style-asian="italic" style:font-size-complex="7pt"/>
    </style:style>
    <style:style style:name="T63" style:family="text">
      <style:text-properties fo:font-size="7pt" fo:letter-spacing="0.048cm" fo:font-style="italic" style:font-size-asian="7pt" style:font-style-asian="italic" style:font-size-complex="7pt"/>
    </style:style>
    <style:style style:name="T64" style:family="text">
      <style:text-properties fo:font-size="7pt" fo:letter-spacing="normal" fo:font-style="italic" style:font-size-asian="7pt" style:font-style-asian="italic" style:font-size-complex="7pt"/>
    </style:style>
    <style:style style:name="T65" style:family="text">
      <style:text-properties fo:font-size="7pt" fo:letter-spacing="0.002cm" fo:font-style="italic" style:font-size-asian="7pt" style:font-style-asian="italic" style:font-size-complex="7pt"/>
    </style:style>
    <style:style style:name="T66" style:family="text">
      <style:text-properties fo:font-size="7pt" fo:letter-spacing="0.007cm" fo:font-style="italic" style:font-size-asian="7pt" style:font-style-asian="italic" style:font-size-complex="7pt"/>
    </style:style>
    <style:style style:name="T67" style:family="text">
      <style:text-properties fo:font-size="7pt" fo:font-style="italic" style:font-size-asian="7pt" style:font-style-asian="italic" style:font-size-complex="7pt"/>
    </style:style>
    <style:style style:name="T68" style:family="text">
      <style:text-properties fo:font-size="7pt" fo:font-style="italic" officeooo:rsid="008d4080" style:font-size-asian="7pt" style:font-style-asian="italic" style:font-size-complex="7pt"/>
    </style:style>
    <style:style style:name="T69" style:family="text">
      <style:text-properties fo:font-size="7pt" fo:language="es" fo:country="ES" style:font-size-asian="7pt" style:font-name-complex="TimesNewRomanPSMT" style:font-size-complex="7pt"/>
    </style:style>
    <style:style style:name="T70" style:family="text">
      <style:text-properties style:text-position="super 58%" fo:letter-spacing="normal" fo:language="es" fo:country="ES" fo:font-weight="bold" style:font-weight-asian="bold"/>
    </style:style>
    <style:style style:name="T71" style:family="text">
      <style:text-properties fo:font-size="8pt" style:font-size-asian="8pt" style:font-name-complex="Arial3" style:font-size-complex="8pt"/>
    </style:style>
    <style:style style:name="T72" style:family="text">
      <style:text-properties style:font-name-complex="Arial3"/>
    </style:style>
    <style:style style:name="T73" style:family="text">
      <style:text-properties style:font-name-complex="Arial3" style:font-weight-complex="bold"/>
    </style:style>
    <style:style style:name="T74" style:family="text">
      <style:text-properties style:text-position="12% 100%" style:font-name-complex="Calibri1" style:text-scale="105%"/>
    </style:style>
    <style:style style:name="T75" style:family="text">
      <style:text-properties style:font-name-asian="Arial3" style:font-name-complex="Arial3"/>
    </style:style>
    <style:style style:name="T76" style:family="text">
      <style:text-properties fo:language="es" fo:country="ES"/>
    </style:style>
    <style:style style:name="T77" style:family="text">
      <style:text-properties fo:language="es" fo:country="ES" fo:font-weight="bold" style:font-weight-asian="bold"/>
    </style:style>
    <style:style style:name="T78" style:family="text">
      <style:text-properties fo:language="es" fo:country="ES" fo:font-weight="bold" officeooo:rsid="00070cad" style:font-weight-asian="bold"/>
    </style:style>
    <style:style style:name="T79" style:family="text">
      <style:text-properties fo:language="es" fo:country="ES" fo:font-style="italic" style:font-style-asian="italic" style:font-name-complex="TimesNewRomanPSMT"/>
    </style:style>
    <style:style style:name="T80" style:family="text">
      <style:text-properties fo:language="es" fo:country="ES" style:font-name-complex="Calibri1"/>
    </style:style>
    <style:style style:name="T81" style:family="text">
      <style:text-properties fo:color="#00000a" style:font-name="Liberation Serif" fo:letter-spacing="normal" fo:font-weight="normal" style:font-weight-asian="normal" style:font-name-complex="Arial,Bold" style:font-weight-complex="normal"/>
    </style:style>
    <style:style style:name="T82" style:family="text">
      <style:text-properties fo:color="#00000a" style:font-name="Liberation Serif" fo:letter-spacing="normal" fo:font-weight="normal" officeooo:rsid="002c1a71" style:font-weight-asian="normal" style:font-name-complex="Arial,Bold" style:font-weight-complex="normal"/>
    </style:style>
    <style:style style:name="T83" style:family="text">
      <style:text-properties officeooo:rsid="003f24dd"/>
    </style:style>
    <style:style style:name="T84" style:family="text">
      <style:text-properties style:font-name="Calibri2" fo:font-size="6pt" fo:font-style="italic" style:font-size-asian="6pt" style:font-style-asian="italic" style:font-size-complex="6pt"/>
    </style:style>
    <style:style style:name="T85" style:family="text">
      <style:text-properties style:font-name="Calibri2" fo:font-size="6pt" fo:font-style="italic" officeooo:rsid="0048003a" style:font-size-asian="6pt" style:font-style-asian="italic" style:font-size-complex="6pt"/>
    </style:style>
    <style:style style:name="T86" style:family="text">
      <style:text-properties style:font-name="Calibri2" fo:font-size="6pt" fo:font-style="italic" officeooo:rsid="0049d269" style:font-size-asian="6pt" style:font-style-asian="italic" style:font-size-complex="6pt"/>
    </style:style>
    <style:style style:name="T87" style:family="text">
      <style:text-properties fo:font-style="italic" style:font-style-asian="italic"/>
    </style:style>
    <style:style style:name="T88" style:family="text">
      <style:text-properties officeooo:rsid="004c01a3"/>
    </style:style>
    <style:style style:name="T89" style:family="text">
      <style:text-properties style:font-name="Arial" fo:letter-spacing="normal" fo:font-weight="bold" style:font-weight-asian="bold" style:font-name-complex="Arial,Bold" style:font-weight-complex="bold"/>
    </style:style>
    <style:style style:name="T90" style:family="text">
      <style:text-properties style:font-name-complex="Calibri1"/>
    </style:style>
    <style:style style:name="T91" style:family="text">
      <style:text-properties officeooo:rsid="008d4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ia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15" form:id="control15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religion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alores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mail_pad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etidor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grupo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vive_otros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roni_si" form:control-implementation="ooo:com.sun.star.form.component.CheckBox" xml:id="control43" form:id="control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no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si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no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luri_si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luri_no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O0_RCAS" form:control-implementation="ooo:com.sun.star.form.component.Formatted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ALE" form:control-implementation="ooo:com.sun.star.form.component.Formatted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CCLA" form:control-implementation="ooo:com.sun.star.form.component.Formatted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FRA" form:control-implementation="ooo:com.sun.star.form.component.Formatted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INF" form:control-implementation="ooo:com.sun.star.form.component.Formatted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0_RMAT" form:control-implementation="ooo:com.sun.star.form.component.Formatted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column table:style-name="Tabla9.K"/>
        <table:table-row table:style-name="Tabla9.1">
          <table:table-cell table:style-name="Tabla9.A1" office:value-type="string">
            <text:p text:style-name="P30">A</text:p>
          </table:table-cell>
          <table:table-cell table:style-name="Tabla9.B1" table:number-columns-spanned="7" office:value-type="string">
            <text:p text:style-name="P15"><text:span text:style-name="T36">DATOS</text:span><text:span text:style-name="T35"> </text:span><text:span text:style-name="T36">PERSONALES</text:span><text:span text:style-name="T40"> </text:span><text:span text:style-name="T36">DEL</text:span><text:span text:style-name="T41"> </text:span><text:span text:style-name="T36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9.I1" table:number-columns-spanned="3" office:value-type="string">
            <text:p text:style-name="P14"><text:span text:style-name="T39">NIA</text:span> <draw:control text:anchor-type="as-char" draw:z-index="0" draw:style-name="gr8" draw:text-style-name="P54" svg:width="3.703cm" svg:height="0.551cm" draw:control="control1"/></text:p>
          </table:table-cell>
          <table:covered-table-cell/>
          <table:covered-table-cell/>
        </table:table-row>
        <table:table-row table:style-name="Tabla9.2">
          <table:table-cell table:style-name="Tabla9.A2" table:number-columns-spanned="3" office:value-type="string">
            <text:p text:style-name="P15"><text:span text:style-name="T44">APELLIDOS</text:span><text:span text:style-name="T44"><draw:control text:anchor-type="as-char" draw:z-index="1" draw:name="apellidos" draw:style-name="gr5" draw:text-style-name="P50" svg:width="6.603cm" svg:height="0.521cm" draw:control="control2"/></text:span></text:p>
          </table:table-cell>
          <table:covered-table-cell/>
          <table:covered-table-cell/>
          <table:table-cell table:style-name="Tabla9.D2" table:number-columns-spanned="3" office:value-type="string">
            <text:p text:style-name="P32"><text:span text:style-name="T44">NOMBRE</text:span><text:span text:style-name="T44"><draw:control text:anchor-type="as-char" draw:z-index="2" draw:name="nombre" draw:style-name="gr5" draw:text-style-name="P50" svg:width="3.747cm" svg:height="0.521cm" draw:control="control3"/></text:span></text:p>
          </table:table-cell>
          <table:covered-table-cell/>
          <table:covered-table-cell/>
          <table:table-cell table:style-name="Tabla9.G2" table:number-columns-spanned="3" office:value-type="string">
            <text:p text:style-name="P15"><text:span text:style-name="T44">DNI/NIE</text:span><text:span text:style-name="T44"><draw:control text:anchor-type="as-char" draw:z-index="3" draw:name="dni" draw:style-name="gr5" draw:text-style-name="P50" svg:width="3.07cm" svg:height="0.521cm" draw:control="control4"/></text:span></text:p>
          </table:table-cell>
          <table:covered-table-cell/>
          <table:covered-table-cell/>
          <table:table-cell table:style-name="Tabla9.J2" table:number-columns-spanned="2" office:value-type="string">
            <text:p text:style-name="P44"><draw:control text:anchor-type="paragraph" draw:z-index="14" draw:style-name="gr7" draw:text-style-name="P53" svg:width="0.075cm" svg:height="0.003cm" svg:x="3.066cm" svg:y="-1.785cm" draw:control="control15"/><text:span text:style-name="T19"><draw:control text:anchor-type="as-char" draw:z-index="4" draw:name="hombre" draw:style-name="gr2" draw:text-style-name="P49" svg:width="0.5cm" svg:height="0.5cm" draw:control="control5"/></text:span><text:span text:style-name="T19"><text:s/></text:span><text:span text:style-name="T12">HOMBRE <text:s text:c="2"/></text:span><text:span text:style-name="T14"><text:s/></text:span><text:span text:style-name="T20"><draw:control text:anchor-type="as-char" draw:z-index="5" draw:name="mujer" draw:style-name="gr2" draw:text-style-name="P49" svg:width="0.5cm" svg:height="0.5cm" draw:control="control6"/></text:span><text:span text:style-name="T20"><text:s/></text:span><text:span text:style-name="T12">MUJER</text:span></text:p>
          </table:table-cell>
          <table:covered-table-cell/>
        </table:table-row>
        <table:table-row table:style-name="Tabla9.2">
          <table:table-cell table:style-name="Tabla9.A3" table:number-columns-spanned="2" office:value-type="string">
            <text:p text:style-name="P15"><text:span text:style-name="T44">FECHA</text:span><text:span text:style-name="T42"> </text:span><text:span text:style-name="T44">DE</text:span><text:span text:style-name="T42"> </text:span><text:span text:style-name="T44">NACIMIENTO</text:span><text:span text:style-name="T44"><draw:control text:anchor-type="as-char" draw:z-index="6" draw:style-name="gr5" draw:text-style-name="P50" svg:width="3.432cm" svg:height="0.521cm" draw:control="control7"/></text:span></text:p>
          </table:table-cell>
          <table:covered-table-cell/>
          <table:table-cell table:style-name="Tabla9.C3" table:number-columns-spanned="2" office:value-type="string">
            <text:p text:style-name="P15"><text:span text:style-name="T44">MUNICIPIO</text:span><text:span text:style-name="T45"> </text:span><text:span text:style-name="T44">DE</text:span><text:span text:style-name="T47"> </text:span><text:span text:style-name="T44">NACIMIENTO </text:span><text:span text:style-name="T44"><draw:control text:anchor-type="as-char" draw:z-index="7" draw:style-name="gr5" draw:text-style-name="P50" svg:width="4.495cm" svg:height="0.521cm" draw:control="control8"/></text:span></text:p>
          </table:table-cell>
          <table:covered-table-cell/>
          <table:table-cell table:style-name="Tabla9.E3" table:number-columns-spanned="3" office:value-type="string">
            <text:p text:style-name="P32"><text:span text:style-name="T44">PROVINCIA</text:span><text:span text:style-name="T47"> </text:span><text:span text:style-name="T44">DE</text:span><text:span text:style-name="T47"> </text:span><text:span text:style-name="T44">NACIMIENTO</text:span><text:span text:style-name="T44"><draw:control text:anchor-type="as-char" draw:z-index="8" draw:style-name="gr5" draw:text-style-name="P50" svg:width="4.224cm" svg:height="0.521cm" draw:control="control9"/></text:span></text:p>
          </table:table-cell>
          <table:covered-table-cell/>
          <table:covered-table-cell/>
          <table:table-cell table:style-name="Tabla9.H3" table:number-columns-spanned="4" office:value-type="string">
            <text:p text:style-name="P15"><text:span text:style-name="T44">PAIS</text:span><text:span text:style-name="T48"> </text:span><text:span text:style-name="T44">DE</text:span><text:span text:style-name="T49"> </text:span><text:span text:style-name="T44">NACIMIENTO</text:span><text:span text:style-name="T44"><draw:control text:anchor-type="as-char" draw:z-index="9" draw:style-name="gr5" draw:text-style-name="P50" svg:width="4.495cm" svg:height="0.521cm" draw:control="control10"/></text:span></text:p>
          </table:table-cell>
          <table:covered-table-cell/>
          <table:covered-table-cell/>
          <table:covered-table-cell/>
        </table:table-row>
        <table:table-row table:style-name="Tabla9.2">
          <table:table-cell table:style-name="Tabla9.A4" table:number-columns-spanned="4" office:value-type="string">
            <text:p text:style-name="P21"><draw:control text:anchor-type="paragraph" draw:z-index="43" draw:style-name="gr3" draw:text-style-name="P50" svg:width="3.119cm" svg:height="0.521cm" svg:x="5.643cm" svg:y="0.321cm" draw:control="control40"/>CONVIVE</text:p>
            <text:p text:style-name="P43"><draw:control text:anchor-type="as-char" draw:z-index="10" draw:style-name="gr2" draw:text-style-name="P49" svg:width="0.5cm" svg:height="0.5cm" draw:control="control11"/><text:span text:style-name="T53">PADRE <text:s text:c="4"/></text:span><text:span text:style-name="T20"><draw:control text:anchor-type="as-char" draw:z-index="11" draw:style-name="gr2" draw:text-style-name="P49" svg:width="0.5cm" svg:height="0.5cm" draw:control="control12"/></text:span><text:span text:style-name="T53">MADRE <text:s text:c="3"/></text:span><text:span text:style-name="T20"><draw:control text:anchor-type="as-char" draw:z-index="12" draw:style-name="gr2" draw:text-style-name="P49" svg:width="0.5cm" svg:height="0.5cm" draw:control="control13"/></text:span><text:span text:style-name="T20"><text:s/></text:span><text:span text:style-name="T53">AMBOS <text:s text:c="2"/></text:span><text:span text:style-name="T54"><text:s/>OTROS </text:span></text:p>
          </table:table-cell>
          <table:covered-table-cell/>
          <table:covered-table-cell/>
          <table:covered-table-cell/>
          <table:table-cell table:style-name="Tabla9.E4" table:number-columns-spanned="7" office:value-type="string">
            <text:p text:style-name="P32"><text:span text:style-name="T44">CENTRO DE PROCEDENCIA</text:span><text:span text:style-name="T44"><draw:control text:anchor-type="as-char" draw:z-index="13" draw:style-name="gr5" draw:text-style-name="P50" svg:width="9.423cm" svg:height="0.521cm" draw:control="control1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5" table:number-columns-spanned="4" office:value-type="string">
            <text:p text:style-name="P18"><text:span text:style-name="T52">DOMICILIO</text:span><text:span text:style-name="T51"> </text:span><text:span text:style-name="T52">(CALLE/PLAZA</text:span><text:span text:style-name="T46"> </text:span><text:span text:style-name="T52">Y</text:span><text:span text:style-name="T43"> </text:span><text:span text:style-name="T52">NÚMERO)</text:span><text:span text:style-name="T52"><draw:control text:anchor-type="as-char" draw:z-index="21" draw:style-name="gr5" draw:text-style-name="P50" svg:width="8.774cm" svg:height="0.521cm" draw:control="control19"/></text:span></text:p>
          </table:table-cell>
          <table:covered-table-cell/>
          <table:covered-table-cell/>
          <table:covered-table-cell/>
          <table:table-cell table:style-name="Tabla9.E5" office:value-type="string">
            <text:p text:style-name="P34"><text:span text:style-name="T44">C.</text:span><text:span text:style-name="T49"> </text:span><text:span text:style-name="T44">POSTAL</text:span></text:p>
            <text:p text:style-name="P36"><draw:control text:anchor-type="as-char" draw:z-index="22" draw:style-name="gr5" draw:text-style-name="P50" svg:width="1.246cm" svg:height="0.521cm" draw:control="control20"/></text:p>
          </table:table-cell>
          <table:table-cell table:style-name="Tabla9.F5" table:number-columns-spanned="5" office:value-type="string">
            <text:p text:style-name="P18"><text:span text:style-name="T44">LOCALIDAD</text:span><text:span text:style-name="T44"><draw:control text:anchor-type="as-char" draw:z-index="23" draw:style-name="gr5" draw:text-style-name="P50" svg:width="3.493cm" svg:height="0.521cm" draw:control="control21"/></text:span></text:p>
          </table:table-cell>
          <table:covered-table-cell/>
          <table:covered-table-cell/>
          <table:covered-table-cell/>
          <table:covered-table-cell/>
          <table:table-cell table:style-name="Tabla9.K5" office:value-type="string">
            <text:p text:style-name="P18"><text:span text:style-name="T44">PROVINCIA</text:span><text:span text:style-name="T44"><draw:control text:anchor-type="as-char" draw:z-index="24" draw:style-name="gr5" draw:text-style-name="P50" svg:width="3.499cm" svg:height="0.521cm" draw:control="control22"/></text:span>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M"/>
        <table:table-row table:style-name="Tabla2.1">
          <table:table-cell table:style-name="Tabla2.A1" office:value-type="string">
            <text:p text:style-name="P31">B</text:p>
          </table:table-cell>
          <table:table-cell table:style-name="Tabla2.B1" table:number-columns-spanned="5" office:value-type="string">
            <text:p text:style-name="P18"><text:span text:style-name="T77">DATOS</text:span><text:span text:style-name="T56"> </text:span><text:span text:style-name="T77">DEL</text:span><text:span text:style-name="T57"> </text:span><text:span text:style-name="T77">PADRE</text:span><text:span text:style-name="T56"> </text:span><text:span text:style-name="T77">O</text:span><text:span text:style-name="T56"> </text:span><text:span text:style-name="T77">TUTOR</text:span><text:span text:style-name="T56"> </text:span><text:span text:style-name="T77">LEGAL </text:span></text:p>
          </table:table-cell>
          <table:covered-table-cell/>
          <table:covered-table-cell/>
          <table:covered-table-cell/>
          <table:covered-table-cell/>
          <table:table-cell table:style-name="Tabla2.G1" table:number-rows-spanned="6" office:value-type="string">
            <text:p text:style-name="P18"/>
          </table:table-cell>
          <table:table-cell table:style-name="Tabla2.H1" office:value-type="string">
            <text:p text:style-name="P30">C</text:p>
          </table:table-cell>
          <table:table-cell table:style-name="Tabla2.I1" table:number-columns-spanned="5" office:value-type="string">
            <text:p text:style-name="P15"><text:span text:style-name="T77">DATOS</text:span><text:span text:style-name="T56"> </text:span><text:span text:style-name="T77">DE L</text:span><text:span text:style-name="T78">A</text:span><text:span text:style-name="T57"> </text:span><text:span text:style-name="T58">MADRE</text:span><text:span text:style-name="T56"> </text:span><text:span text:style-name="T77">O</text:span><text:span text:style-name="T56"> </text:span><text:span text:style-name="T77">TUTOR</text:span><text:span text:style-name="T78">A</text:span><text:span text:style-name="T56"> </text:span><text:span text:style-name="T77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table:number-columns-spanned="6" office:value-type="string">
            <text:p text:style-name="P16"><draw:control text:anchor-type="paragraph" draw:z-index="20" draw:style-name="gr3" draw:text-style-name="P50" svg:width="8.826cm" svg:height="0.521cm" svg:x="0.072cm" svg:y="0.296cm" draw:control="control41"/>APELLIDOS, <text:span text:style-name="T88">NOMBRE</text:span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2" table:number-columns-spanned="6" office:value-type="string">
            <text:p text:style-name="P16"><draw:control text:anchor-type="paragraph" draw:z-index="32" draw:style-name="gr3" draw:text-style-name="P50" svg:width="8.826cm" svg:height="0.521cm" svg:x="0.072cm" svg:y="0.289cm" draw:control="control42"/>APELLIDOS, <text:span text:style-name="T88">NOMBRE</text:span>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table:number-columns-spanned="3" office:value-type="string">
            <text:p text:style-name="P18"><text:span text:style-name="T44">DNI/NIE</text:span><text:span text:style-name="T44"><draw:control text:anchor-type="as-char" draw:z-index="25" draw:style-name="gr5" draw:text-style-name="P50" svg:width="2.625cm" svg:height="0.521cm" draw:control="control23"/></text:span></text:p>
          </table:table-cell>
          <table:covered-table-cell/>
          <table:covered-table-cell/>
          <table:table-cell table:style-name="Tabla2.D3" table:number-columns-spanned="3" office:value-type="string">
            <text:p text:style-name="P18"><text:span text:style-name="T44">E-MAIL</text:span><text:span text:style-name="T44"><draw:control text:anchor-type="as-char" draw:z-index="19" draw:style-name="gr5" draw:text-style-name="P50" svg:width="5.58cm" svg:height="0.521cm" draw:control="control18"/></text:span></text:p>
          </table:table-cell>
          <table:covered-table-cell/>
          <table:covered-table-cell/>
          <table:covered-table-cell/>
          <table:table-cell table:style-name="Tabla2.H3" table:number-columns-spanned="3" office:value-type="string">
            <text:p text:style-name="P17">DNI/NIE</text:p>
            <text:p text:style-name="P17"><draw:control text:anchor-type="as-char" draw:z-index="33" draw:style-name="gr5" draw:text-style-name="P50" svg:width="2.234cm" svg:height="0.521cm" draw:control="control30"/></text:p>
          </table:table-cell>
          <table:covered-table-cell/>
          <table:covered-table-cell/>
          <table:table-cell table:style-name="Tabla2.K3" table:number-columns-spanned="3" office:value-type="string">
            <text:p text:style-name="P17">E-MAIL</text:p>
            <text:p text:style-name="P17"><draw:control text:anchor-type="as-char" draw:z-index="34" draw:style-name="gr5" draw:text-style-name="P50" svg:width="6.01cm" svg:height="0.521cm" draw:control="control31"/></text:p>
          </table:table-cell>
          <table:covered-table-cell/>
          <table:covered-table-cell/>
        </table:table-row>
        <table:table-row table:style-name="Tabla2.3">
          <table:table-cell table:style-name="Tabla2.A4" table:number-columns-spanned="4" office:value-type="string">
            <text:p text:style-name="P33"><text:span text:style-name="T44">TELÉFONO</text:span><text:span text:style-name="T50"> </text:span><text:span text:style-name="T44">1</text:span><text:span text:style-name="T44"><draw:control text:anchor-type="as-char" draw:z-index="26" draw:style-name="gr5" draw:text-style-name="P50" svg:width="3.77cm" svg:height="0.521cm" draw:control="control24"/></text:span></text:p>
          </table:table-cell>
          <table:covered-table-cell/>
          <table:covered-table-cell/>
          <table:covered-table-cell/>
          <table:table-cell table:style-name="Tabla2.E4" table:number-columns-spanned="2" office:value-type="string">
            <text:p text:style-name="P18"><text:span text:style-name="T44">TELÉFONO</text:span><text:span text:style-name="T50"> </text:span><text:span text:style-name="T44">2</text:span><text:span text:style-name="T44"><draw:control text:anchor-type="as-char" draw:z-index="27" draw:style-name="gr5" draw:text-style-name="P50" svg:width="3.957cm" svg:height="0.521cm" draw:control="control25"/></text:span></text:p>
          </table:table-cell>
          <table:covered-table-cell/>
          <table:covered-table-cell/>
          <table:table-cell table:style-name="Tabla2.H4" table:number-columns-spanned="4" office:value-type="string">
            <text:p text:style-name="P32"><text:span text:style-name="T44">TELÉFONO</text:span><text:span text:style-name="T50"> </text:span><text:span text:style-name="T44">1</text:span><text:span text:style-name="T44"><draw:control text:anchor-type="as-char" draw:z-index="35" draw:style-name="gr5" draw:text-style-name="P50" svg:width="3.77cm" svg:height="0.521cm" draw:control="control32"/></text:span></text:p>
          </table:table-cell>
          <table:covered-table-cell/>
          <table:covered-table-cell/>
          <table:covered-table-cell/>
          <table:table-cell table:style-name="Tabla2.L4" table:number-columns-spanned="2" office:value-type="string">
            <text:p text:style-name="P15"><text:span text:style-name="T44">TELÉFONO</text:span><text:span text:style-name="T50"> </text:span><text:span text:style-name="T44">2</text:span><text:span text:style-name="T44"><draw:control text:anchor-type="as-char" draw:z-index="36" draw:style-name="gr5" draw:text-style-name="P50" svg:width="4.128cm" svg:height="0.521cm" draw:control="control33"/></text:span></text:p>
          </table:table-cell>
          <table:covered-table-cell/>
        </table:table-row>
        <table:table-row table:style-name="Tabla2.3">
          <table:table-cell table:style-name="Tabla2.A5" table:number-columns-spanned="6" office:value-type="string">
            <text:p text:style-name="P19"><text:span text:style-name="T52">DOMICILIO</text:span><text:span text:style-name="T51"> </text:span><text:span text:style-name="T52">(CALLE/PLAZA</text:span><text:span text:style-name="T46"> </text:span><text:span text:style-name="T52">Y</text:span><text:span text:style-name="T43"> </text:span><text:span text:style-name="T52">NÚMERO) </text:span><text:span text:style-name="T55">(Sólo si no coincide con el del alumno)</text:span><text:span text:style-name="T52"><draw:control text:anchor-type="as-char" draw:z-index="28" draw:style-name="gr5" draw:text-style-name="P50" svg:width="8.774cm" svg:height="0.521cm" draw:control="control2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5" table:number-columns-spanned="6" office:value-type="string">
            <text:p text:style-name="P20"><text:span text:style-name="T52">DOMICILIO</text:span><text:span text:style-name="T51"> </text:span><text:span text:style-name="T52">(CALLE/PLAZA</text:span><text:span text:style-name="T46"> </text:span><text:span text:style-name="T52">Y</text:span><text:span text:style-name="T43"> </text:span><text:span text:style-name="T52">NÚMERO) </text:span><text:span text:style-name="T55">(Sólo si no coincide con el del alumno)</text:span><text:span text:style-name="T52"><draw:control text:anchor-type="as-char" draw:z-index="37" draw:style-name="gr5" draw:text-style-name="P50" svg:width="9.016cm" svg:height="0.521cm" draw:control="control34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6" table:number-columns-spanned="2" office:value-type="string">
            <text:p text:style-name="P35"><text:span text:style-name="T44">C.</text:span><text:span text:style-name="T49"> </text:span><text:span text:style-name="T44">POSTAL</text:span></text:p>
            <text:p text:style-name="P37"><draw:control text:anchor-type="as-char" draw:z-index="29" draw:style-name="gr5" draw:text-style-name="P50" svg:width="1.246cm" svg:height="0.521cm" draw:control="control27"/></text:p>
          </table:table-cell>
          <table:covered-table-cell/>
          <table:table-cell table:style-name="Tabla2.C6" table:number-columns-spanned="3" office:value-type="string">
            <text:p text:style-name="P18"><text:span text:style-name="T44">LOCALIDAD</text:span><text:span text:style-name="T44"><draw:control text:anchor-type="as-char" draw:z-index="30" draw:style-name="gr5" draw:text-style-name="P50" svg:width="3.493cm" svg:height="0.521cm" draw:control="control28"/></text:span></text:p>
          </table:table-cell>
          <table:covered-table-cell/>
          <table:covered-table-cell/>
          <table:table-cell table:style-name="Tabla2.F6" office:value-type="string">
            <text:p text:style-name="P18"><text:span text:style-name="T44">PROVINCIA</text:span><text:span text:style-name="T44"><draw:control text:anchor-type="as-char" draw:z-index="31" draw:style-name="gr5" draw:text-style-name="P50" svg:width="2.881cm" svg:height="0.521cm" draw:control="control29"/></text:span></text:p>
          </table:table-cell>
          <table:covered-table-cell/>
          <table:table-cell table:style-name="Tabla2.H6" table:number-columns-spanned="2" office:value-type="string">
            <text:p text:style-name="P35"><text:span text:style-name="T44">C.</text:span><text:span text:style-name="T49"> </text:span><text:span text:style-name="T44">POSTAL</text:span></text:p>
            <text:p text:style-name="P37"><draw:control text:anchor-type="as-char" draw:z-index="38" draw:style-name="gr5" draw:text-style-name="P50" svg:width="1.246cm" svg:height="0.521cm" draw:control="control35"/></text:p>
          </table:table-cell>
          <table:covered-table-cell/>
          <table:table-cell table:style-name="Tabla2.J6" table:number-columns-spanned="3" office:value-type="string">
            <text:p text:style-name="P15"><text:span text:style-name="T44">LOCALIDAD</text:span><text:span text:style-name="T44"><draw:control text:anchor-type="as-char" draw:z-index="39" draw:style-name="gr5" draw:text-style-name="P50" svg:width="3.885cm" svg:height="0.521cm" draw:control="control36"/></text:span></text:p>
          </table:table-cell>
          <table:covered-table-cell/>
          <table:covered-table-cell/>
          <table:table-cell table:style-name="Tabla2.M6" office:value-type="string">
            <text:p text:style-name="P15"><text:span text:style-name="T44">PROVINCIA</text:span><text:span text:style-name="T44"><draw:control text:anchor-type="as-char" draw:z-index="40" draw:style-name="gr5" draw:text-style-name="P50" svg:width="3.003cm" svg:height="0.521cm" draw:control="control37"/></text:span></text:p>
          </table:table-cell>
        </table:table-row>
      </table:table>
      <text:p text:style-name="P9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9">D</text:p>
          </table:table-cell>
          <table:table-cell table:style-name="Tabla1.B1" office:value-type="string">
            <text:p text:style-name="P23">DATOS ACADÉMICOS</text:p>
            <text:p text:style-name="P24"><text:s/></text:p>
          </table:table-cell>
          <table:table-cell table:style-name="Tabla1.B1" table:number-columns-spanned="2" office:value-type="string">
            <text:p text:style-name="P39"><text:span text:style-name="T22">C</text:span><text:span text:style-name="T23">URSO Y GRUPO EN EL QUE ESTUVO </text:span></text:p>
            <text:p text:style-name="P40">MATRICULADO EL CURSO ANTERIOR</text:p>
          </table:table-cell>
          <table:covered-table-cell/>
          <table:table-cell table:style-name="Tabla1.E1" office:value-type="string">
            <text:p text:style-name="P38"><draw:control text:anchor-type="as-char" svg:y="0.182cm" draw:z-index="42" draw:style-name="gr4" draw:text-style-name="P51" svg:width="3.211cm" svg:height="0.521cm" draw:control="control39"/></text:p>
          </table:table-cell>
          <table:table-cell table:style-name="Tabla1.F1" office:value-type="string">
            <text:p text:style-name="P42"><text:span text:style-name="T24"><draw:control text:anchor-type="as-char" draw:z-index="41" draw:style-name="gr2" draw:text-style-name="P49" svg:width="0.5cm" svg:height="0.5cm" draw:control="control38"/></text:span><text:span text:style-name="T24"><text:s/>Repetidor</text:span></text:p>
          </table:table-cell>
        </table:table-row>
        <table:table-row table:style-name="Tabla1.2">
          <table:table-cell table:style-name="Tabla1.F1" table:number-columns-spanned="6" office:value-type="string">
            <text:p text:style-name="P45"><text:span text:style-name="T37">Materias </text:span><text:span text:style-name="T38">Troncales</text:span><text:span text:style-name="T37">: </text:span><text:span text:style-name="T72">Física y Química, Geografía e Historia, Lengua Castellana y Literatura, Matemáticas, Primera Lengua Extranjera (Inglés). </text:span><text:span text:style-name="T37">Materias </text:span><text:span text:style-name="T38">Específicas</text:span><text:span text:style-name="T37">: </text:span><text:span text:style-name="T72"><text:s/>Educación Física, </text:span><text:span text:style-name="T73">Música</text:span><text:span text:style-name="T72">, </text:span><text:span text:style-name="T73">Tecnología, </text:span><text:span text:style-name="T25">Educación Plástica, Visual y Audiovisual, </text:span><text:span text:style-name="T28">Religión/Valores Éticos</text:span><text:span text:style-name="T25">. </text:span><text:span text:style-name="T26">Materias </text:span><text:span text:style-name="T27">LCA</text:span><text:span text:style-name="T26">:</text:span><text:span text:style-name="T89"> </text:span><text:span text:style-name="T81">Valenciano: Lengua y Literatura, </text:span><text:span text:style-name="T82">Tutoría + 1 de abaj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F1" table:number-columns-spanned="6" office:value-type="string">
            <text:p text:style-name="P13"><text:span text:style-name="T17">GRUPO PLURILINGÜE</text:span><text:span text:style-name="T29"> (</text:span><text:span text:style-name="T30">Matemáticas y </text:span><text:span text:style-name="T31">Tecnología</text:span><text:span text:style-name="T29"> en Valenciano , Geografía e Historia en Inglés): <text:s text:c="2"/></text:span><text:span text:style-name="T18"><draw:control text:anchor-type="as-char" draw:z-index="48" draw:style-name="gr2" draw:text-style-name="P49" svg:width="0.5cm" svg:height="0.5cm" draw:control="control47"/></text:span><text:span text:style-name="T18"><text:s/></text:span><text:span text:style-name="T16">SÍ <text:s text:c="3"/></text:span><text:span text:style-name="T15"><draw:control text:anchor-type="as-char" draw:z-index="49" draw:style-name="gr2" draw:text-style-name="P49" svg:width="0.5cm" svg:height="0.5cm" draw:control="control48"/></text:span><text:span text:style-name="T18"><text:s/></text:span><text:span text:style-name="T16">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table:number-rows-spanned="2" table:number-columns-spanned="3" office:value-type="string">
            <text:p text:style-name="P22"><text:span text:style-name="T32">Materia </text:span><text:span text:style-name="T33">LCA</text:span><text:span text:style-name="T70">*</text:span><text:span text:style-name="T29"> (ENUMER</text:span><text:span text:style-name="T34">E</text:span><text:span text:style-name="T29"> POR ORDEN DE PREFERENCIA):</text:span></text:p>
            <text:p text:style-name="P25"><text:s text:c="11"/><text:span text:style-name="T44"><text:s text:c="2"/></text:span><text:span text:style-name="T13"><draw:control text:anchor-type="as-char" svg:y="-0.355cm" draw:z-index="51" draw:style-name="gr1" draw:text-style-name="P48" svg:width="0.5cm" svg:height="0.5cm" draw:control="control50"/></text:span><text:span text:style-name="T90"><text:s/></text:span>Alemán 2º Idioma <text:s text:c="12"/><text:span text:style-name="T44"><text:s text:c="2"/></text:span><text:span text:style-name="T13"><draw:control text:anchor-type="as-char" svg:y="-0.355cm" draw:z-index="52" draw:style-name="gr1" draw:text-style-name="P48" svg:width="0.5cm" svg:height="0.5cm" draw:control="control51"/></text:span><text:span text:style-name="T90"><text:s/></text:span>Cultura Clásica</text:p>
            <text:p text:style-name="P26"><text:span text:style-name="T52"><text:s/></text:span><text:span text:style-name="T14"><draw:control text:anchor-type="as-char" svg:y="-0.355cm" draw:z-index="53" draw:style-name="gr1" draw:text-style-name="P48" svg:width="0.5cm" svg:height="0.5cm" draw:control="control52"/></text:span><text:span text:style-name="T80"><text:s/></text:span><text:span text:style-name="T76">Francés 2º Idioma <text:s text:c="13"/></text:span><text:span text:style-name="T52"><text:s/></text:span><text:span text:style-name="T14"><draw:control text:anchor-type="as-char" svg:y="-0.355cm" draw:z-index="54" draw:style-name="gr1" draw:text-style-name="P48" svg:width="0.5cm" svg:height="0.5cm" draw:control="control53"/></text:span><text:span text:style-name="T80"><text:s/></text:span>Informática</text:p>
            <text:p text:style-name="P27"><text:span text:style-name="T13"><text:s/></text:span><text:span text:style-name="T13"><draw:control text:anchor-type="as-char" svg:y="-0.355cm" draw:z-index="50" draw:style-name="gr1" draw:text-style-name="P48" svg:width="0.5cm" svg:height="0.5cm" draw:control="control49"/></text:span><text:span text:style-name="T74"><text:s/></text:span><text:span text:style-name="T83">Taller de refuerzo</text:span> <text:span text:style-name="T91">de Castelllano</text:span></text:p>
            <text:p text:style-name="P27"><text:span text:style-name="T13"><text:s/></text:span><text:span text:style-name="T13"><draw:control text:anchor-type="as-char" svg:y="-0.355cm" draw:z-index="55" draw:style-name="gr1" draw:text-style-name="P48" svg:width="0.5cm" svg:height="0.5cm" draw:control="control54"/></text:span><text:span text:style-name="T74"><text:s/></text:span><text:span text:style-name="T83">Taller de refuerzo</text:span> <text:span text:style-name="T91">de Matemáticas</text:span></text:p>
          </table:table-cell>
          <table:covered-table-cell/>
          <table:covered-table-cell/>
          <table:table-cell table:style-name="Tabla1.D4" table:number-columns-spanned="3" office:value-type="string">
            <text:p text:style-name="P46"><text:span text:style-name="T25">ELIJA UNA OPCIÓN</text:span><text:span text:style-name="T15"> <text:s text:c="6"/></text:span><text:span text:style-name="T15"><draw:control text:anchor-type="as-char" draw:z-index="17" draw:style-name="gr2" draw:text-style-name="P49" svg:width="0.5cm" svg:height="0.5cm" draw:control="control16"/></text:span><text:span text:style-name="T15"><text:s/></text:span><text:span text:style-name="T16">Religión Católica</text:span><text:span text:style-name="T15"> <text:s text:c="11"/></text:span><text:span text:style-name="T15"><draw:control text:anchor-type="as-char" draw:z-index="18" draw:style-name="gr2" draw:text-style-name="P49" svg:width="0.5cm" svg:height="0.5cm" draw:control="control17"/></text:span><text:span text:style-name="T15"><text:s/></text:span><text:span text:style-name="T16">Valores Éticos</text:span></text:p>
          </table:table-cell>
          <table:covered-table-cell/>
          <table:covered-table-cell/>
        </table:table-row>
        <table:table-row table:style-name="Tabla1.5">
          <table:covered-table-cell/>
          <table:covered-table-cell/>
          <table:covered-table-cell/>
          <table:table-cell table:style-name="Tabla1.D5" table:number-columns-spanned="3" office:value-type="string">
            <text:p text:style-name="P47"><text:span text:style-name="T75">¿EL ALUMNO PADECE ENFERMEDAD CRÓNICA?</text:span><text:span text:style-name="T15"> <text:s text:c="9"/></text:span><text:span text:style-name="T15"><draw:control text:anchor-type="as-char" draw:z-index="44" draw:style-name="gr2" draw:text-style-name="P49" svg:width="0.5cm" svg:height="0.5cm" draw:control="control43"/></text:span><text:span text:style-name="T15"><text:s/></text:span><text:span text:style-name="T16">SÍ <text:s text:c="10"/></text:span><text:span text:style-name="T15"><draw:control text:anchor-type="as-char" draw:z-index="45" draw:style-name="gr2" draw:text-style-name="P49" svg:width="0.5cm" svg:height="0.5cm" draw:control="control44"/></text:span><text:span text:style-name="T15"><text:s/></text:span><text:span text:style-name="T16">NO</text:span></text:p>
            <text:p text:style-name="P47"><text:span text:style-name="T25">PERTENECE AL APA</text:span><text:span text:style-name="T15"> <text:s text:c="58"/></text:span><text:span text:style-name="T15"><draw:control text:anchor-type="as-char" draw:z-index="46" draw:style-name="gr2" draw:text-style-name="P49" svg:width="0.5cm" svg:height="0.5cm" draw:control="control45"/></text:span><text:span text:style-name="T15"><text:s/></text:span><text:span text:style-name="T16">SÍ <text:s text:c="10"/></text:span><text:span text:style-name="T15"><draw:control text:anchor-type="as-char" draw:z-index="47" draw:style-name="gr2" draw:text-style-name="P49" svg:width="0.5cm" svg:height="0.5cm" draw:control="control46"/></text:span><text:span text:style-name="T15"><text:s/></text:span><text:span text:style-name="T16">NO</text:span></text:p>
          </table:table-cell>
          <table:covered-table-cell/>
          <table:covered-table-cell/>
        </table:table-row>
        <table:table-row table:style-name="Tabla1.6">
          <table:table-cell table:style-name="Tabla1.A6" table:number-columns-spanned="6" office:value-type="string">
            <text:p text:style-name="P41"><text:span text:style-name="T67">(*</text:span><text:span text:style-name="T68">) </text:span><text:span text:style-name="T67">Si,</text:span><text:span text:style-name="T59"> </text:span><text:span text:style-name="T67">en</text:span><text:span text:style-name="T59"> </text:span><text:span text:style-name="T67">función</text:span><text:span text:style-name="T59"> </text:span><text:span text:style-name="T67">de</text:span><text:span text:style-name="T59"> </text:span><text:span text:style-name="T67">los</text:span><text:span text:style-name="T59"> </text:span><text:span text:style-name="T67">datos</text:span><text:span text:style-name="T59"> </text:span><text:span text:style-name="T67">de</text:span><text:span text:style-name="T59"> </text:span><text:span text:style-name="T67">los</text:span><text:span text:style-name="T59"> </text:span><text:span text:style-name="T67">que dispone</text:span><text:span text:style-name="T60"> </text:span><text:span text:style-name="T67">el</text:span><text:span text:style-name="T61"> </text:span><text:span text:style-name="T67">Centro,</text:span><text:span text:style-name="T61"> </text:span><text:span text:style-name="T67">se</text:span><text:span text:style-name="T61"> </text:span><text:span text:style-name="T67">estima</text:span><text:span text:style-name="T60"> </text:span><text:span text:style-name="T67">conveniente para</text:span><text:span text:style-name="T62"> </text:span><text:span text:style-name="T67">el</text:span><text:span text:style-name="T63"> </text:span><text:span text:style-name="T67">alumno,</text:span><text:span text:style-name="T63"> </text:span><text:span text:style-name="T67">la</text:span><text:span text:style-name="T63"> </text:span><text:span text:style-name="T67">optativa</text:span><text:span text:style-name="T62"> </text:span><text:span text:style-name="T67">elegida</text:span><text:span text:style-name="T63"> </text:span><text:span text:style-name="T67">será cambiada por otra. De igual forma, la</text:span><text:span text:style-name="T64"> materia</text:span><text:span text:style-name="T65"> </text:span><text:span text:style-name="T64">concedida dependerá </text:span><text:span text:style-name="T67">de</text:span><text:span text:style-name="T64"> </text:span><text:span text:style-name="T67">la</text:span><text:span text:style-name="T64"> disponibilidad </text:span><text:span text:style-name="T67">y del</text:span><text:span text:style-name="T64"> número</text:span><text:span text:style-name="T66"> </text:span><text:span text:style-name="T67">de</text:span><text:span text:style-name="T64"> matriculados en</text:span><text:span text:style-name="T65"> </text:span><text:span text:style-name="T64">cada </text:span><text:span text:style-name="T67">una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7"><text:span text:style-name="T69">(1)</text:span><text:span text:style-name="T84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85">matrícula</text:span><text:span text:style-name="T84"> del alumnado </text:span><text:span text:style-name="T86">en el </text:span><text:span text:style-name="T85">IES NÚM. 1 - LIBERTAS</text:span><text:span text:style-name="T84">.- Se pueden ejercer los derechos de acceso, rectificación, cancelación y oposición </text:span><text:span text:style-name="T85">ante el IES NÚM. 1 - LIBERTAS Polígono Aguas Nuevas, sector 25 S/N, 03183 Torrevieja </text:span><text:span text:style-name="T84">(dirección de correo electrónico: </text:span><text:span text:style-name="T85">03008630</text:span><text:span text:style-name="T84">@gva.es Tfn.: 96</text:span><text:span text:style-name="T85">5</text:span><text:span text:style-name="T84"> </text:span><text:span text:style-name="T85">290</text:span><text:span text:style-name="T84"> </text:span><text:span text:style-name="T85">100</text:span><text:span text:style-name="T84">).</text:span></text:p>
      <text:p text:style-name="P6"><text:span text:style-name="T87">Con la firma de la solicitud autorizo y presto mi consentimiento expreso para el uso de mis datos, según todo lo anteriormente expuesto y de </text:span><text:span text:style-name="T79">forma confidencial, con las medidas de seguridad que establece la normativa vigente en materia de protección de datos.</text:span></text:p>
      <text:p text:style-name="P11"/>
      <text:p text:style-name="P28">Firma padre/tutor <text:tab/><text:tab/><text:tab/><text:tab/><text:tab/><text:tab/>Firma madre/tutora</text:p>
      <text:p text:style-name="P28"/>
      <text:p text:style-name="P5"><text:span text:style-name="T71">(</text:span><text:span text:style-name="T21">es obligatoria la firma de ambos</text:span><text:span text:style-name="T71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,Bold" svg:font-family="'Arial,Bold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color="#00000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1" style:font-family-complex="Calibri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1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-complex="Calibri1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373cm" fo:margin-top="0cm" fo:margin-bottom="0cm" table:align="center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14.185cm"/>
    </style:style>
    <style:style style:name="Tabla5.1" style:family="table-row">
      <style:table-row-properties style:min-row-height="3.395cm" fo:keep-together="auto"/>
    </style:style>
    <style:style style:name="Tabla5.A1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a5.B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MP4" style:family="paragraph">
      <loext:graphic-properties draw:fill="none" draw:fill-color="#ffffff"/>
    </style:style>
    <style:style style:name="MP5" style:family="paragraph" style:parent-style-name="Header">
      <style:text-properties fo:language="es" fo:country="ES"/>
    </style:style>
    <style:style style:name="MT1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MT2" style:family="text">
      <style:text-properties style:font-name="Times New Roman" fo:font-size="24pt" fo:font-weight="bold" style:font-size-asian="24pt" style:font-weight-asian="bold" style:font-size-complex="24pt"/>
    </style:style>
    <style:style style:name="MT3" style:family="text">
      <style:text-properties style:font-name="Arial2" fo:font-size="20pt" fo:letter-spacing="normal" fo:font-weight="bold" style:font-size-asian="20pt" style:font-weight-asian="bold" style:font-size-complex="20pt"/>
    </style:style>
    <style:style style:name="MT4" style:family="text">
      <style:text-properties style:font-name="Arial2" fo:font-size="20pt" fo:font-weight="bold" style:font-size-asian="20pt" style:font-weight-asian="bold" style:font-size-complex="20pt"/>
    </style:style>
    <style:style style:name="MT5" style:family="text">
      <style:text-properties style:font-name="Arial2" fo:font-size="20pt" fo:letter-spacing="normal" fo:font-weight="bold" officeooo:rsid="00617201" style:font-size-asian="20pt" style:font-weight-asian="bold" style:font-size-complex="20pt"/>
    </style:style>
    <style:style style:name="MT6" style:family="text">
      <style:text-properties style:font-name="Arial2" fo:font-size="20pt" fo:font-weight="bold" officeooo:rsid="00617201" style:font-size-asian="20pt" style:font-weight-asian="bold" style:font-size-complex="20pt"/>
    </style:style>
    <style:style style:name="MT7" style:family="text">
      <style:text-properties fo:color="#800000" style:font-name="Arial2" fo:font-size="28pt" fo:letter-spacing="normal" fo:font-weight="bold" officeooo:rsid="005649dc" style:font-size-asian="28pt" style:font-weight-asian="bold" style:font-size-complex="28pt"/>
    </style:style>
    <style:style style:name="MT8" style:family="text">
      <style:text-properties fo:color="#800000" style:font-name="Arial2" fo:font-size="28pt" fo:letter-spacing="normal" fo:font-weight="bold" officeooo:rsid="003e442c" style:font-size-asian="28pt" style:font-weight-asian="bold" style:font-size-complex="28pt"/>
    </style:style>
    <style:style style:name="MT9" style:family="text">
      <style:text-properties fo:color="#800000" style:font-name="Arial2" fo:font-size="28pt" fo:letter-spacing="normal" fo:font-weight="bold" style:font-size-asian="28pt" style:font-weight-asian="bold" style:font-size-complex="28pt"/>
    </style:style>
    <style:style style:name="MT10" style:family="text">
      <style:text-properties fo:color="#800000" style:font-name="Arial2" fo:font-size="6pt" fo:letter-spacing="normal" fo:font-weight="bold" style:font-size-asian="6pt" style:font-weight-asian="bold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paragraph" svg:x="-0.099cm" svg:y="0.238cm" svg:width="4.985cm" svg:height="2.771cm" draw:z-index="15"><draw:image xlink:href="Pictures/100002010000066100000391F0B4069685737080.png" xlink:type="simple" xlink:show="embed" xlink:actuate="onLoad" loext:mime-type="image/png"/></draw:frame></text:p>
            </table:table-cell>
            <table:table-cell table:style-name="Tabla5.B1" office:value-type="string">
              <text:p text:style-name="MP2"><text:span text:style-name="MT1">SOLICITUD</text:span><text:span text:style-name="MT2"> </text:span><text:span text:style-name="MT1">DE</text:span><text:span text:style-name="MT2"> MATRÍCULA</text:span></text:p>
              <text:p text:style-name="MP3"><draw:frame text:anchor-type="paragraph" draw:z-index="16" draw:name="Forma1" draw:style-name="Mgr1" draw:text-style-name="MP4" svg:width="1.285cm" svg:height="0.68cm" svg:x="10.837cm" svg:y="0.307cm"><draw:text-box><text:p/></draw:text-box></draw:frame><text:span text:style-name="MT3">CURSO</text:span><text:span text:style-name="MT4"> </text:span><text:span text:style-name="MT3">20</text:span><text:span text:style-name="MT5">20 </text:span><text:span text:style-name="MT3">/ </text:span><text:span text:style-name="MT6">21</text:span><text:span text:style-name="MT4"> </text:span></text:p>
              <text:p text:style-name="MP3"><text:span text:style-name="MT7">2</text:span><text:span text:style-name="MT8">º E</text:span><text:span text:style-name="MT9">SO</text:span><text:span text:style-name="MT10"> <text:s text:c="26"/></text:span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U</meta:initial-creator>
    <meta:editing-cycles>67</meta:editing-cycles>
    <meta:print-date>2016-01-26T16:44:00</meta:print-date>
    <meta:creation-date>2015-05-11T09:29:00</meta:creation-date>
    <dc:date>2020-06-01T10:08:10.696252130</dc:date>
    <dc:language>en-GB</dc:language>
    <meta:editing-duration>PT7H4M57S</meta:editing-duration>
    <meta:generator>LibreOffice/6.4.4.2$MacOSX_X86_64 LibreOffice_project/3d775be2011f3886db32dfd395a6a6d1ca2630ff</meta:generator>
    <dc:creator>J M</dc:creator>
    <meta:document-statistic meta:table-count="4" meta:image-count="1" meta:object-count="0" meta:page-count="1" meta:paragraph-count="70" meta:word-count="447" meta:character-count="3082" meta:non-whitespace-character-count="2473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